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ook_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year_published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about</text:p>
          </table:table-cell>
          <table:table-cell office:value-type="string" table:style-name="ce1">
            <text:p>page</text:p>
          </table:table-cell>
          <table:table-cell office:value-type="string" table:style-name="ce1">
            <text:p>url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he Jump-off Creek</text:p>
          </table:table-cell>
          <table:table-cell office:value-type="string" table:style-name="ce1">
            <text:p>Molly Gloss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Rural Oregon</text:p>
          </table:table-cell>
          <table:table-cell office:value-type="string" table:style-name="ce1">
            <text:p>An unromanticized portrait of a pioneer woman making her own way in 1890's Oregon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671859.The_Jump_Off_Creek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Golden Spruce</text:p>
          </table:table-cell>
          <table:table-cell office:value-type="string" table:style-name="ce1">
            <text:p>John Vaillant<text:s/>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Queen Charlotte Islands, British Colombia</text:p>
          </table:table-cell>
          <table:table-cell office:value-type="string" table:style-name="ce1">
            <text:p>A tree sacred to Native peoples, the white man who destroyed it, and the history of environmental pillage that defines the Pacific Northwest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88335.The_Golden_Spruce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ometimes a Great Notion</text:p>
          </table:table-cell>
          <table:table-cell office:value-type="string" table:style-name="ce1">
            <text:p>Ken Kesey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Rural Oregon</text:p>
          </table:table-cell>
          <table:table-cell office:value-type="string" table:style-name="ce1">
            <text:p>Considered the great Pacific Northwest Novel, a tale of jealousy and madness set against a logging labor dispute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529626.Sometimes_a_Great_Notion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he Hotel on the Corner of Bitter and Sweet</text:p>
          </table:table-cell>
          <table:table-cell office:value-type="string" table:style-name="ce1">
            <text:p>Jamie Ford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Chinatown/International District, Seattle</text:p>
          </table:table-cell>
          <table:table-cell office:value-type="string" table:style-name="ce1">
            <text:p>A young Japanese-American boy experiences his first love against the backdrop of Japanese Internment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3367956-hotel-on-the-corner-of-bitter-and-sweet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ight Dogs</text:p>
          </table:table-cell>
          <table:table-cell office:value-type="string" table:style-name="ce1">
            <text:p>Kent Anderson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Portland, Oregon</text:p>
          </table:table-cell>
          <table:table-cell office:value-type="string" table:style-name="ce1">
            <text:p>A Vietnam War veteran struggles to maintain his humanity as a street cop in Portland, Oregon, in this brutal yet well-written accounting of the cost of war on one man's psyche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165475.Night_Dogs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he Good Rain</text:p>
          </table:table-cell>
          <table:table-cell office:value-type="string" table:style-name="ce1">
            <text:p>Timothy Egan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Washington state, British Colombia</text:p>
          </table:table-cell>
          <table:table-cell office:value-type="string" table:style-name="ce1">
            <text:p>A journalist retraces the path of an early white explorer of the Pacific Northwest, and gains a clearer understanding of the link between the region's history and its present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152109.The_Good_Rain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Marilynne Robinson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Rural Idaho</text:p>
          </table:table-cell>
          <table:table-cell office:value-type="string" table:style-name="ce1">
            <text:p>Two young and isolated sisters struggle toward adulthood under the care of their eccentric aunt.</text:p>
          </table:table-cell>
          <table:table-cell office:value-type="string" table:style-name="ce1">
            <text:p>Daily</text:p>
          </table:table-cell>
          <table:table-cell office:value-type="string" table:style-name="ce1">
            <text:p>https://www.goodreads.com/book/show/11741.Housekeeping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Where'd You Go Bernadette</text:p>
          </table:table-cell>
          <table:table-cell office:value-type="string" table:style-name="ce1">
            <text:p>Maria Semple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eattle, Washington</text:p>
          </table:table-cell>
          <table:table-cell table:style-name="ce1"/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13526165-where-d-you-go-bernadett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West of Here</text:p>
          </table:table-cell>
          <table:table-cell office:value-type="string" table:style-name="ce1">
            <text:p>Jonathan Evison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Port Angeles, Washington</text:p>
          </table:table-cell>
          <table:table-cell table:style-name="ce1"/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7865197-west-of-her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Boys in the Boat</text:p>
          </table:table-cell>
          <table:table-cell office:value-type="string" table:style-name="ce1">
            <text:p>Daniel James Brown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eattle, Washington</text:p>
          </table:table-cell>
          <table:table-cell office:value-type="string" table:style-name="ce1">
            <text:p>A group of University of Washington students compete in rowing in the 1936 Berlin Olympics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16158542-the-boys-in-the-boa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he Lone Ranger and Tonto Fistfight in Heaven</text:p>
          </table:table-cell>
          <table:table-cell office:value-type="string" table:style-name="ce1">
            <text:p>Sherman Alexie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Spokane area, Washington</text:p>
          </table:table-cell>
          <table:table-cell office:value-type="string" table:style-name="ce1">
            <text:p>A collection of linked short stories that paint a portrait of Native life in rural Washington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52873.The_Lone_Ranger_and_Tonto_Fistfight_in_Heaven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till Life with Woodpecker</text:p>
          </table:table-cell>
          <table:table-cell office:value-type="string" table:style-name="ce1">
            <text:p>Tom Robbins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Seattle, Washington</text:p>
          </table:table-cell>
          <table:table-cell office:value-type="string" table:style-name="ce1">
            <text:p>An absurdist comedy love story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9566.Still_Life_with_Woodpecker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tanley Park</text:p>
          </table:table-cell>
          <table:table-cell office:value-type="string" table:style-name="ce1">
            <text:p>Timothy Taylor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Vancouver, British Colombia</text:p>
          </table:table-cell>
          <table:table-cell office:value-type="string" table:style-name="ce1">
            <text:p>A disgruntled restauranteur takes revenge on an internationalized food scene by serving what he can poach locally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8645.Stanley_Park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Your Heart is a Muscle the Size of a Fist</text:p>
          </table:table-cell>
          <table:table-cell office:value-type="string" table:style-name="ce1">
            <text:p>Sunil Yapa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eattle, Washington</text:p>
          </table:table-cell>
          <table:table-cell office:value-type="string" table:style-name="ce1">
            <text:p>A highly romanticized portrait of fictional characters in the 1999 WTO protests in Seattle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25604513-your-heart-is-a-muscle-the-size-of-a-fist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Of Orcas and Men</text:p>
          </table:table-cell>
          <table:table-cell office:value-type="string" table:style-name="ce1">
            <text:p>David Neiwert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acific Ocean</text:p>
          </table:table-cell>
          <table:table-cell office:value-type="string" table:style-name="ce1">
            <text:p>An appreciation of the beauty and power of Orca whales, as well as their tenuous existence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20893623-of-orcas-and-men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oney in the Horn</text:p>
          </table:table-cell>
          <table:table-cell office:value-type="string" table:style-name="ce1">
            <text:p>H. L. Davi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ural Oregon</text:p>
          </table:table-cell>
          <table:table-cell office:value-type="string" table:style-name="ce1">
            <text:p>A novel about Oregon homesteaders, this is the only Pacific Northwest novel to have won the Pulitzer Prize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1052571.Honey_in_the_Horn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tomic Frontier Days: Hanford and the American West</text:p>
          </table:table-cell>
          <table:table-cell office:value-type="string" table:style-name="ce1">
            <text:p>Bruce W. Hevly and John M. Findlay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Tri-Cities, Washington</text:p>
          </table:table-cell>
          <table:table-cell office:value-type="string" table:style-name="ce1">
            <text:p>A history of the Hanford Nuclear Site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11713822-atomic-frontier-days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he Cold Millions</text:p>
          </table:table-cell>
          <table:table-cell office:value-type="string" table:style-name="ce1">
            <text:p>Jess Walter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pokane, Washington</text:p>
          </table:table-cell>
          <table:table-cell office:value-type="string" table:style-name="ce1">
            <text:p>A historical novel set during the labor struggle in early-1900s Washington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50358038-the-cold-millions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toria: John Jacob Astor and Thomas Jefferson's Lost Pacific Empire: A Story of Wealth, Ambition, and Survival</text:p>
          </table:table-cell>
          <table:table-cell office:value-type="string" table:style-name="ce1">
            <text:p>Peter Stark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Astoria, Oregon</text:p>
          </table:table-cell>
          <table:table-cell office:value-type="string" table:style-name="ce1">
            <text:p>A history of the original founders of Astoria and their failed venture West.</text:p>
          </table:table-cell>
          <table:table-cell office:value-type="string" table:style-name="ce1">
            <text:p>Books</text:p>
          </table:table-cell>
          <table:table-cell office:value-type="string" table:style-name="ce1">
            <text:p>https://www.goodreads.com/book/show/18085481-astoria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